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b11e51"/>
    </style:style>
    <style:style style:name="ce7" style:family="table-cell" style:parent-style-name="Default">
      <style:table-cell-properties fo:background-color="#cf4069"/>
    </style:style>
    <style:style style:name="ce8" style:family="table-cell" style:parent-style-name="Default">
      <style:table-cell-properties fo:background-color="#919191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51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style-name="ce1"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style-name="ce1"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style-name="ce1"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style-name="ce1"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style-name="ce1"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style-name="ce1"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style-name="ce1"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style-name="ce1"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style-name="ce1"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style-name="ce1"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style-name="ce1"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style-name="ce1"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style-name="ce1"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style-name="ce1"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style-name="ce1"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style-name="ce1"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style-name="ce1"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style-name="ce1"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style-name="ce1"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style-name="ce1"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style-name="ce1"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style-name="ce1"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style-name="ce1"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style-name="ce1"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style-name="ce1"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table:number-columns-repeated="26"/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table:number-columns-repeated="26"/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number-columns-repeated="26"/>
        </table:table-row>
        <table:table-row table:style-name="ro1" table:number-rows-repeated="4">
          <table:table-cell table:number-columns-repeated="52"/>
        </table:table-row>
        <table:table-row table:style-name="ro1">
          <table:table-cell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number-columns-repeated="3"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number-columns-repeated="3"/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3"/>
          <table:table-cell table:style-name="ce8" table:formula="of:=IF(NOT(ISBLANK([.O31]));INDEX([.$A$1:.$Z$26];MATCH([.O31];[.$A$1:.$A$26];0);MATCH([.O32];[.$A$1:.$A$26];0));&quot;&quot;)" office:value-type="string" office:string-value="T" calcext:value-type="string">
            <text:p>T</text:p>
          </table:table-cell>
          <table:table-cell table:style-name="ce8" table:formula="of:=IF(NOT(ISBLANK([.P31]));INDEX([.$A$1:.$Z$26];MATCH([.P31];[.$A$1:.$A$26];0);MATCH([.P32];[.$A$1:.$A$26];0));&quot;&quot;)" office:value-type="string" office:string-value="S" calcext:value-type="string">
            <text:p>S</text:p>
          </table:table-cell>
          <table:table-cell table:style-name="ce8" table:formula="of:=IF(NOT(ISBLANK([.Q31]));INDEX([.$A$1:.$Z$26];MATCH([.Q31];[.$A$1:.$A$26];0);MATCH([.Q32];[.$A$1:.$A$26];0));&quot;&quot;)" office:value-type="string" office:string-value="V" calcext:value-type="string">
            <text:p>V</text:p>
          </table:table-cell>
          <table:table-cell table:style-name="ce8" table:formula="of:=IF(NOT(ISBLANK([.R31]));INDEX([.$A$1:.$Z$26];MATCH([.R31];[.$A$1:.$A$26];0);MATCH([.R32];[.$A$1:.$A$26];0));&quot;&quot;)" office:value-type="string" office:string-value="N" calcext:value-type="string">
            <text:p>N</text:p>
          </table:table-cell>
          <table:table-cell table:style-name="ce8" table:formula="of:=IF(NOT(ISBLANK([.S31]));INDEX([.$A$1:.$Z$26];MATCH([.S31];[.$A$1:.$A$26];0);MATCH([.S32];[.$A$1:.$A$26];0));&quot;&quot;)" office:value-type="string" office:string-value="N" calcext:value-type="string">
            <text:p>N</text:p>
          </table:table-cell>
          <table:table-cell table:style-name="ce8" table:formula="of:=IF(NOT(ISBLANK([.T31]));INDEX([.$A$1:.$Z$26];MATCH([.T31];[.$A$1:.$A$26];0);MATCH([.T32];[.$A$1:.$A$26];0));&quot;&quot;)" office:value-type="string" office:string-value="L" calcext:value-type="string">
            <text:p>L</text:p>
          </table:table-cell>
          <table:table-cell table:style-name="ce8" table:formula="of:=IF(NOT(ISBLANK([.U31]));INDEX([.$A$1:.$Z$26];MATCH([.U31];[.$A$1:.$A$26];0);MATCH([.U32];[.$A$1:.$A$26];0));&quot;&quot;)" office:value-type="string" office:string-value="N" calcext:value-type="string">
            <text:p>N</text:p>
          </table:table-cell>
          <table:table-cell table:style-name="ce8" table:formula="of:=IF(NOT(ISBLANK([.V31]));INDEX([.$A$1:.$Z$26];MATCH([.V31];[.$A$1:.$A$26];0);MATCH([.V32];[.$A$1:.$A$26];0));&quot;&quot;)" office:value-type="string" office:string-value="Z" calcext:value-type="string">
            <text:p>Z</text:p>
          </table:table-cell>
          <table:table-cell table:style-name="ce8" table:formula="of:=IF(NOT(ISBLANK([.W31]));INDEX([.$A$1:.$Z$26];MATCH([.W31];[.$A$1:.$A$26];0);MATCH([.W32];[.$A$1:.$A$26];0));&quot;&quot;)" office:value-type="string" office:string-value="B" calcext:value-type="string">
            <text:p>B</text:p>
          </table:table-cell>
          <table:table-cell table:style-name="ce8" table:formula="of:=IF(NOT(ISBLANK([.X31]));INDEX([.$A$1:.$Z$26];MATCH([.X31];[.$A$1:.$A$26];0);MATCH([.X32];[.$A$1:.$A$26];0));&quot;&quot;)" office:value-type="string" office:string-value="J" calcext:value-type="string">
            <text:p>J</text:p>
          </table:table-cell>
          <table:table-cell table:style-name="ce8" table:formula="of:=IF(NOT(ISBLANK([.Y31]));INDEX([.$A$1:.$Z$26];MATCH([.Y31];[.$A$1:.$A$26];0);MATCH([.Y32];[.$A$1:.$A$26];0));&quot;&quot;)" office:value-type="string" office:string-value="Y" calcext:value-type="string">
            <text:p>Y</text:p>
          </table:table-cell>
          <table:table-cell table:style-name="ce8" table:formula="of:=IF(NOT(ISBLANK([.Z31]));INDEX([.$A$1:.$Z$26];MATCH([.Z31];[.$A$1:.$A$26];0);MATCH([.Z32];[.$A$1:.$A$26];0));&quot;&quot;)" office:value-type="string" office:string-value="J" calcext:value-type="string">
            <text:p>J</text:p>
          </table:table-cell>
          <table:table-cell table:style-name="ce8" table:formula="of:=IF(NOT(ISBLANK([.AA31]));INDEX([.$A$1:.$Z$26];MATCH([.AA31];[.$A$1:.$A$26];0);MATCH([.AA32];[.$A$1:.$A$26];0));&quot;&quot;)" office:value-type="string" office:string-value="W" calcext:value-type="string">
            <text:p>W</text:p>
          </table:table-cell>
          <table:table-cell table:style-name="ce8" table:formula="of:=IF(NOT(ISBLANK([.AB31]));INDEX([.$A$1:.$Z$26];MATCH([.AB31];[.$A$1:.$A$26];0);MATCH([.AB32];[.$A$1:.$A$26];0));&quot;&quot;)" office:value-type="string" office:string-value="Q" calcext:value-type="string">
            <text:p>Q</text:p>
          </table:table-cell>
          <table:table-cell table:style-name="ce8" table:formula="of:=IF(NOT(ISBLANK([.AC31]));INDEX([.$A$1:.$Z$26];MATCH([.AC31];[.$A$1:.$A$26];0);MATCH([.AC32];[.$A$1:.$A$26];0));&quot;&quot;)" office:value-type="string" office:string-value="Z" calcext:value-type="string">
            <text:p>Z</text:p>
          </table:table-cell>
          <table:table-cell table:style-name="ce8" table:formula="of:=IF(NOT(ISBLANK([.AD31]));INDEX([.$A$1:.$Z$26];MATCH([.AD31];[.$A$1:.$A$26];0);MATCH([.AD32];[.$A$1:.$A$26];0));&quot;&quot;)" office:value-type="string" office:string-value="X" calcext:value-type="string">
            <text:p>X</text:p>
          </table:table-cell>
          <table:table-cell table:style-name="ce8" table:formula="of:=IF(NOT(ISBLANK([.AE31]));INDEX([.$A$1:.$Z$26];MATCH([.AE31];[.$A$1:.$A$26];0);MATCH([.AE32];[.$A$1:.$A$26];0));&quot;&quot;)" office:value-type="string" office:string-value="Q" calcext:value-type="string">
            <text:p>Q</text:p>
          </table:table-cell>
          <table:table-cell table:style-name="ce8" table:formula="of:=IF(NOT(ISBLANK([.AF31]));INDEX([.$A$1:.$Z$26];MATCH([.AF31];[.$A$1:.$A$26];0);MATCH([.AF32];[.$A$1:.$A$26];0));&quot;&quot;)" office:value-type="string" office:string-value="W" calcext:value-type="string">
            <text:p>W</text:p>
          </table:table-cell>
          <table:table-cell table:style-name="ce8" table:formula="of:=IF(NOT(ISBLANK([.AG31]));INDEX([.$A$1:.$Z$26];MATCH([.AG31];[.$A$1:.$A$26];0);MATCH([.AG32];[.$A$1:.$A$26];0));&quot;&quot;)" office:value-type="string" office:string-value="L" calcext:value-type="string">
            <text:p>L</text:p>
          </table:table-cell>
          <table:table-cell table:style-name="ce8" table:formula="of:=IF(NOT(ISBLANK([.AH31]));INDEX([.$A$1:.$Z$26];MATCH([.AH31];[.$A$1:.$A$26];0);MATCH([.AH32];[.$A$1:.$A$26];0));&quot;&quot;)" office:value-type="string" office:string-value="T" calcext:value-type="string">
            <text:p>T</text:p>
          </table:table-cell>
          <table:table-cell table:style-name="ce8" table:formula="of:=IF(NOT(ISBLANK([.AI31]));INDEX([.$A$1:.$Z$26];MATCH([.AI31];[.$A$1:.$A$26];0);MATCH([.AI32];[.$A$1:.$A$26];0));&quot;&quot;)" office:value-type="string" office:string-value="Q" calcext:value-type="string">
            <text:p>Q</text:p>
          </table:table-cell>
          <table:table-cell table:style-name="ce8" table:formula="of:=IF(NOT(ISBLANK([.AJ31]));INDEX([.$A$1:.$Z$26];MATCH([.AJ31];[.$A$1:.$A$26];0);MATCH([.AJ32];[.$A$1:.$A$26];0));&quot;&quot;)" office:value-type="string" office:string-value="K" calcext:value-type="string">
            <text:p>K</text:p>
          </table:table-cell>
          <table:table-cell table:style-name="ce8" table:formula="of:=IF(NOT(ISBLANK([.AK31]));INDEX([.$A$1:.$Z$26];MATCH([.AK31];[.$A$1:.$A$26];0);MATCH([.AK32];[.$A$1:.$A$26];0));&quot;&quot;)" office:value-type="string" office:string-value="S" calcext:value-type="string">
            <text:p>S</text:p>
          </table:table-cell>
          <table:table-cell table:number-columns-repeated="15"/>
        </table:table-row>
        <table:table-row table:style-name="ro1" table:number-rows-repeated="1048542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9:21:57.31356896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764228194</meta:creation-date>
    <dc:date>2019-02-27T19:38:08.866341908</dc:date>
    <meta:editing-duration>PT29M</meta:editing-duration>
    <meta:editing-cycles>5</meta:editing-cycles>
    <meta:generator>LibreOffice/6.0.3.2$Linux_X86_64 LibreOffice_project/00m0$Build-2</meta:generator>
    <meta:document-statistic meta:table-count="1" meta:cell-count="776" meta:object-count="0"/>
  </office:meta>
</office:document-meta>
</file>